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783a" officeooo:paragraph-rsid="0004783a"/>
    </style:style>
    <style:style style:name="T1" style:family="text">
      <style:text-properties officeooo:rsid="0005ea82"/>
    </style:style>
    <style:style style:name="T2" style:family="text">
      <style:text-properties officeooo:rsid="000859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 Network Security Mentorship Report<text:line-break/>The <text:s/>mentorship sessions on Slack started around the second week of May. We were first introduced to what DNS and DNS servers are and their role is on the internet. <text:span text:style-name="T1">We learnt the difference betwen an IP and MAC Address and commands on the terminal to 1. find our public IP, 2. start a server usning python port 8000 toh share files within our local network. </text:span>We then learnt how two people trying to communicate with each other securely can do so using a public and private key with an example on the session. Post this session, we were asked to research on what ciphers are and the different ways that they’re implemented. I researched on Vigenere, Playfair and <text:s/>Two-Square ciphers. We were also asked to find out the reason behind why Ciphers fail. <text:s/>We then went on to learn what a ‘subnet’ is what a subnet mask is and how it’s applied to an IP address. We were then introduce to WireShark which is a Network Capture tool that can be used to identify packets exchanged in a network. Using what we’d learnt in WireShark, we were used to analyse certain prerecorded captures and try to figure out which ports were open in the first case, and in the second case we were asked to find what exactly was happening in the capture. After this, we had a session on Assembly Language of the x86 architecture post which we were asked to find the flag in two executables and then find what exactly two other exactly two other executables’ function is using radare2.<text:line-break/><text:line-break/><text:span text:style-name="T2">Another really great thing we learnt through the SMP was how GitHub works and getting familiar with Git commands on the terminal which I feel is essentail especially if students are preparing for summer of code.</text:span><text:line-break/><text:line-break/>The first couple of sessions were great in the sense that they had some flow as to what was being taught. However, the sessions became sporadic after a point and in some cases we’d get notified of a 8 PM session to be held on a particular day only at 10 PM the previous night <text:span text:style-name="T1">which </text:span>was inconvinient. It’d have been great if we’d have got more material <text:span text:style-name="T1">to read before the actual session, because the sessions could have been more focussed on applying what we’d read and there would be more opportunity for us to ask doubts in the group.<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22:16:39.919867807</meta:creation-date>
    <dc:date>2017-08-07T23:08:03.720582983</dc:date>
    <meta:editing-duration>PT15M57S</meta:editing-duration>
    <meta:editing-cycles>2</meta:editing-cycles>
    <meta:generator>LibreOffice/5.3.1.2$Linux_X86_64 LibreOffice_project/30m0$Build-2</meta:generator>
    <meta:document-statistic meta:table-count="0" meta:image-count="0" meta:object-count="0" meta:page-count="1" meta:paragraph-count="1" meta:word-count="406" meta:character-count="2246" meta:non-whitespace-character-count="1834"/>
  </office:meta>
</office:document-meta>
</file>